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rsid="001948be" officeooo:paragraph-rsid="001948b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948be" officeooo:paragraph-rsid="001948be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948be" officeooo:paragraph-rsid="001948be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paragraph-rsid="001948be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9d90a" officeooo:paragraph-rsid="0019d90a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a78dc" officeooo:paragraph-rsid="001a78dc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bb0d7" officeooo:paragraph-rsid="001bb0d7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a78dc" officeooo:paragraph-rsid="001a78dc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bold" officeooo:rsid="001a78dc" officeooo:paragraph-rsid="001a78dc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bold" officeooo:rsid="0019d90a" officeooo:paragraph-rsid="0019d90a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paragraph-rsid="001948be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948be" officeooo:paragraph-rsid="001948b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9d90a" officeooo:paragraph-rsid="0019d90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a78dc" officeooo:paragraph-rsid="0019d90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normal" officeooo:rsid="001a78dc" officeooo:paragraph-rsid="001a78dc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bold" officeooo:rsid="001a78dc" officeooo:paragraph-rsid="001a78dc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roboto" fo:font-size="10.5pt" fo:letter-spacing="normal" fo:language="zxx" fo:country="none" fo:font-style="normal" fo:font-weight="bold" officeooo:rsid="001a78dc" officeooo:paragraph-rsid="001a78dc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roboto" fo:font-size="14pt" fo:letter-spacing="normal" fo:language="zxx" fo:country="none" fo:font-style="normal" fo:font-weight="bold" officeooo:rsid="001948be" officeooo:paragraph-rsid="001948b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roboto" fo:font-size="14pt" fo:letter-spacing="normal" fo:language="zxx" fo:country="none" fo:font-style="normal" fo:font-weight="normal" officeooo:rsid="001c01af" officeooo:paragraph-rsid="001c01a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948b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8dc" style:font-weight-asian="bold" style:font-weight-complex="bold"/>
    </style:style>
    <style:style style:name="T5" style:family="text">
      <style:text-properties fo:font-weight="bold" officeooo:rsid="001bb0d7" style:font-weight-asian="bold" style:font-weight-complex="bold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bb0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CTIVIDAD 1: CONFIGURACIÓN DE UN CLUSTER</text:p>
      <text:p text:style-name="P19"/>
      <text:p text:style-name="P19">Francesc Folch Company</text:p>
      <text:p text:style-name="P2"/>
      <text:p text:style-name="P3"/>
      <text:p text:style-name="P10">1. Servidores</text:p>
      <text:p text:style-name="P5"/>
      <text:p text:style-name="P3">Se eligen 64 servidores 1U del fabricante DELL con la siguiente configuración:</text:p>
      <text:p text:style-name="P3"/>
      <text:list xml:id="list1242704642" text:style-name="L1">
        <text:list-item>
          <text:p text:style-name="P11"><text:span text:style-name="T1">2 x </text:span>Intel® Xeon® Silver 4310 2.1G, 12C/24T, 10.4GT/s, 18M Cache, Turbo, HT (120W) DDR4-2666</text:p>
        </text:list-item>
        <text:list-item>
          <text:p text:style-name="P11"><text:span text:style-name="T1">8 x </text:span>16GB <text:span text:style-name="T1">(128GB)</text:span> RDIMM, 3200MT/s, Dual Rank</text:p>
        </text:list-item>
        <text:list-item>
          <text:p text:style-name="P11"><text:span text:style-name="T1">4 x </text:span>480GB <text:span text:style-name="T1">(1920GB) </text:span>SSD SATA Read Intensive 6Gbps 512 2.5in Hot-plug AG Drive, 1 DWPD</text:p>
        </text:list-item>
        <text:list-item>
          <text:p text:style-name="P12">Dual, Hot-plug, Fully Redundant Power Supply (1+1), 800W, Mixed Mode</text:p>
        </text:list-item>
        <text:list-item>
          <text:p text:style-name="P12">Broadcom 5720 Quad Port 1GbE BASE-T Adapter, OCP NIC 3.0</text:p>
        </text:list-item>
      </text:list>
      <text:p text:style-name="P4"/>
      <text:p text:style-name="P4"/>
      <text:p text:style-name="P6">Consumo energético máximo: 64x800W=<text:span text:style-name="T3">51200W</text:span></text:p>
      <text:p text:style-name="P3">El coste total de los 64 servidores es <text:span text:style-name="T3">333.544€</text:span></text:p>
      <text:p text:style-name="P1"><text:span text:style-name="T2">Link con los componentes: </text:span><text:a xlink:type="simple" xlink:href="https://cutt.ly/VT2zObL" text:style-name="Internet_20_link" text:visited-style-name="Visited_20_Internet_20_Link"><text:span text:style-name="T2">https://cutt.ly/VT2zObL</text:span></text:a><text:span text:style-name="T2"> </text:span></text:p>
      <text:p text:style-name="P3"/>
      <text:p text:style-name="P3"/>
      <text:p text:style-name="P10">2. PDUs</text:p>
      <text:p text:style-name="P5"/>
      <text:p text:style-name="P5">Para cada 12 servidores se instalará una PDU para gestionar el encendido/apagado de estos. En total serán 6 PDUs de 164€, sumando un total de <text:span text:style-name="T3">984€</text:span><text:span text:style-name="T6">. </text:span></text:p>
      <text:p text:style-name="P5"><text:span text:style-name="T6">Link: </text:span><text:a xlink:type="simple" xlink:href="https://cutt.ly/VT2xbqe" text:style-name="Internet_20_link" text:visited-style-name="Visited_20_Internet_20_Link"><text:span text:style-name="T6">https://cutt.ly/VT2xbqe</text:span></text:a><text:span text:style-name="T6"> </text:span></text:p>
      <text:p text:style-name="P13"/>
      <text:p text:style-name="P13"/>
      <text:p text:style-name="P5"><text:span text:style-name="T3">3.</text:span><text:span text:style-name="T6"> </text:span><text:span text:style-name="T4">RACK</text:span></text:p>
      <text:p text:style-name="P14"/>
      <text:p text:style-name="P8">2x APC NetShelter SX rack – 48U</text:p>
      <text:p text:style-name="P6"><text:span text:style-name="T6">Suman un total de </text:span><text:span text:style-name="T3">3.760€</text:span><text:span text:style-name="T6"> (</text:span><text:a xlink:type="simple" xlink:href="https://cutt.ly/IT2x8cW" text:style-name="Internet_20_link" text:visited-style-name="Visited_20_Internet_20_Link"><text:span text:style-name="T6">https://cutt.ly/IT2x8cW</text:span></text:a><text:span text:style-name="T6">)</text:span></text:p>
      <text:p text:style-name="P8"/>
      <text:p text:style-name="P8"/>
      <text:p text:style-name="P9">4. SWITCHES</text:p>
      <text:p text:style-name="P8"/>
      <text:p text:style-name="P8">4 x Dell EMC PowerSwitch S3124F</text:p>
      <text:p text:style-name="P7"><text:span text:style-name="T6">Consumo máximo: 4x87W=</text:span><text:span text:style-name="T3">348W</text:span></text:p>
      <text:p text:style-name="P6"><text:span text:style-name="T6">Precio:</text:span><text:span text:style-name="T3"> 28.000€</text:span></text:p>
      <text:p text:style-name="P6">Link: <text:a xlink:type="simple" xlink:href="https://cutt.ly/dT2cYYy" text:style-name="Internet_20_link" text:visited-style-name="Visited_20_Internet_20_Link">https://cutt.ly/dT2cYYy</text:a> </text:p>
      <text:p text:style-name="P8"/>
      <text:p text:style-name="P13"/>
      <text:p text:style-name="P16">COSTE TOTAL</text:p>
      <text:p text:style-name="P16"/>
      <text:p text:style-name="P9"/>
      <text:p text:style-name="P8">El coste total suma <text:span text:style-name="T3">366.288€ </text:span>con un cosumo energético máximo de <text:span text:style-name="T5">51548W</text:span><text:span text:style-name="T7">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5:19:13.479862661</meta:creation-date>
    <dc:date>2021-11-28T15:58:11.701916457</dc:date>
    <meta:editing-duration>PT5M54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25" meta:word-count="178" meta:character-count="1106" meta:non-whitespace-character-count="953"/>
  </office:meta>
</office:document-meta>
</file>